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156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// <text:span text:style-name="T1">test cases </text:span></text:p>
      <text:p text:style-name="Standard">// <text:span text:style-name="T1">use constants in test cases as well</text:span></text:p>
      <text:p text:style-name="Standard">// <text:span text:style-name="T1">use date in indexing </text:span></text:p>
      <text:p text:style-name="Standard">// <text:span text:style-name="T1">name of variables should be meaningful</text:span></text:p>
      <text:p text:style-name="Standard">// <text:span text:style-name="T1">string interpolation</text:span></text:p>
      <text:p text:style-name="Standard">// <text:span text:style-name="T1">read about Date class (123) </text:span></text:p>
      <text:p text:style-name="Standard">// <text:span text:style-name="T1">strings and constants where to use ? // their importance</text:span></text:p>
      <text:p text:style-name="Standard">// <text:span text:style-name="T1">leap year</text:span></text:p>
      <text:p text:style-name="Standard">/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9:22:11.385684874</meta:creation-date>
    <dc:date>2019-07-04T19:26:27.517044310</dc:date>
    <meta:editing-duration>PT4M17S</meta:editing-duration>
    <meta:editing-cycles>1</meta:editing-cycles>
    <meta:document-statistic meta:table-count="0" meta:image-count="0" meta:object-count="0" meta:page-count="1" meta:paragraph-count="9" meta:word-count="47" meta:character-count="246" meta:non-whitespace-character-count="203"/>
    <meta:generator>LibreOffice/6.0.7.3$Linux_X86_64 LibreOffice_project/00m0$Build-3</meta:generator>
  </office:meta>
</office:document-meta>
</file>